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rsid="00568b16" officeooo:paragraph-rsid="005dbb5d"/>
    </style:style>
    <style:style style:name="P6" style:family="paragraph" style:parent-style-name="Text_20_body">
      <style:text-properties officeooo:rsid="00568b16" officeooo:paragraph-rsid="005dd1a6"/>
    </style:style>
    <style:style style:name="P7" style:family="paragraph" style:parent-style-name="Text_20_body">
      <style:text-properties officeooo:rsid="00568b16" officeooo:paragraph-rsid="005f74bc"/>
    </style:style>
    <style:style style:name="P8" style:family="paragraph" style:parent-style-name="Text_20_body">
      <style:text-properties fo:font-style="normal" officeooo:rsid="00687c52" officeooo:paragraph-rsid="00658c1e" style:font-style-asian="normal" style:font-style-complex="normal"/>
    </style:style>
    <style:style style:name="P9" style:family="paragraph" style:parent-style-name="Text_20_body">
      <style:text-properties officeooo:paragraph-rsid="0062d7d1"/>
    </style:style>
    <style:style style:name="P10" style:family="paragraph" style:parent-style-name="Text_20_body">
      <style:text-properties fo:font-style="normal" officeooo:rsid="005a12da" officeooo:paragraph-rsid="005a12da" style:font-style-asian="normal" style:font-style-complex="normal"/>
    </style:style>
    <style:style style:name="P11" style:family="paragraph" style:parent-style-name="Text_20_body">
      <style:text-properties officeooo:rsid="005dbb5d" officeooo:paragraph-rsid="005dbb5d"/>
    </style:style>
    <style:style style:name="P12" style:family="paragraph" style:parent-style-name="Text_20_body">
      <style:text-properties officeooo:rsid="005dd1a6" officeooo:paragraph-rsid="005dd1a6"/>
    </style:style>
    <style:style style:name="P13" style:family="paragraph" style:parent-style-name="Text_20_body">
      <style:text-properties officeooo:rsid="005f74bc" officeooo:paragraph-rsid="005f74bc"/>
    </style:style>
    <style:style style:name="P14" style:family="paragraph" style:parent-style-name="Text_20_body">
      <style:text-properties officeooo:rsid="0060a70c" officeooo:paragraph-rsid="0060a70c"/>
    </style:style>
    <style:style style:name="P15" style:family="paragraph" style:parent-style-name="Text_20_body" style:list-style-name="L1">
      <style:text-properties officeooo:rsid="0060a70c" officeooo:paragraph-rsid="0060a70c"/>
    </style:style>
    <style:style style:name="P16" style:family="paragraph" style:parent-style-name="Text_20_body">
      <style:text-properties officeooo:rsid="005a12da" officeooo:paragraph-rsid="005a12da"/>
    </style:style>
    <style:style style:name="P17" style:family="paragraph" style:parent-style-name="Text_20_body">
      <style:text-properties officeooo:rsid="0062d7d1" officeooo:paragraph-rsid="0062d7d1"/>
    </style:style>
    <style:style style:name="P18" style:family="paragraph" style:parent-style-name="Text_20_body" style:list-style-name="L2">
      <style:text-properties officeooo:rsid="0062d7d1" officeooo:paragraph-rsid="0062d7d1"/>
    </style:style>
    <style:style style:name="P19" style:family="paragraph" style:parent-style-name="Text_20_body">
      <style:text-properties officeooo:rsid="005bfcdb" officeooo:paragraph-rsid="005a12da"/>
    </style:style>
    <style:style style:name="P20" style:family="paragraph" style:parent-style-name="DocHeading1">
      <style:text-properties officeooo:rsid="005653db" officeooo:paragraph-rsid="005653db"/>
    </style:style>
    <style:style style:name="P21" style:family="paragraph" style:parent-style-name="DocHeading1">
      <style:text-properties officeooo:rsid="005a12da" officeooo:paragraph-rsid="005a12da"/>
    </style:style>
    <style:style style:name="P22" style:family="paragraph" style:parent-style-name="DocHeading2">
      <style:text-properties officeooo:rsid="005dbb5d" officeooo:paragraph-rsid="005dbb5d"/>
    </style:style>
    <style:style style:name="P23" style:family="paragraph" style:parent-style-name="DocHeading2">
      <style:text-properties officeooo:rsid="005a12da" officeooo:paragraph-rsid="005a12da"/>
    </style:style>
    <style:style style:name="P24" style:family="paragraph" style:parent-style-name="DocHeading3">
      <style:text-properties officeooo:rsid="005dbb5d" officeooo:paragraph-rsid="005dbb5d"/>
    </style:style>
    <style:style style:name="P25" style:family="paragraph" style:parent-style-name="DocHeading3">
      <style:text-properties officeooo:rsid="005f74bc"/>
    </style:style>
    <style:style style:name="P26" style:family="paragraph" style:parent-style-name="DocHeading3">
      <style:text-properties officeooo:rsid="0060a70c"/>
    </style:style>
    <style:style style:name="P27" style:family="paragraph" style:parent-style-name="DocHeading3">
      <style:text-properties officeooo:paragraph-rsid="005a12da"/>
    </style:style>
    <style:style style:name="P28" style:family="paragraph" style:parent-style-name="DocHeading3">
      <style:text-properties officeooo:rsid="005a12da" officeooo:paragraph-rsid="005a12da"/>
    </style:style>
    <style:style style:name="P29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30" style:family="paragraph" style:parent-style-name="DocCode">
      <style:text-properties officeooo:rsid="005dbb5d" officeooo:paragraph-rsid="005dbb5d"/>
    </style:style>
    <style:style style:name="P31" style:family="paragraph" style:parent-style-name="DocCode">
      <style:text-properties officeooo:rsid="005dd1a6" officeooo:paragraph-rsid="005dd1a6"/>
    </style:style>
    <style:style style:name="P32" style:family="paragraph" style:parent-style-name="DocCode">
      <style:text-properties officeooo:rsid="005dd1a6" officeooo:paragraph-rsid="005f74bc"/>
    </style:style>
    <style:style style:name="P33" style:family="paragraph" style:parent-style-name="DocWarning">
      <style:text-properties officeooo:rsid="005dd1a6" officeooo:paragraph-rsid="005dd1a6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a12da"/>
    </style:style>
    <style:style style:name="T4" style:family="text">
      <style:text-properties officeooo:rsid="005dbb5d"/>
    </style:style>
    <style:style style:name="T5" style:family="text">
      <style:text-properties officeooo:rsid="005dd1a6"/>
    </style:style>
    <style:style style:name="T6" style:family="text">
      <style:text-properties officeooo:rsid="0062d7d1"/>
    </style:style>
    <style:style style:name="T7" style:family="text">
      <style:text-properties officeooo:rsid="00643010"/>
    </style:style>
    <style:style style:name="T8" style:family="text">
      <style:text-properties officeooo:rsid="00658c1e"/>
    </style:style>
    <style:style style:name="T9" style:family="text">
      <style:text-properties officeooo:rsid="006640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29"><text:title>Index Functions</text:title></text:p>
      <text:h text:style-name="P20" text:outline-level="1">Introduction</text:h>
      <text:p text:style-name="P10">Many of the data retrieval functions require you to specify the exact motion variable and exact derivative that you want the results for. <text:s/>But these numbers need to change when you include a data retrieval function inside a sum() function. <text:s/>The numbers must dynamically update with each iteration of the sum() function. <text:s/>To allow this, oFreq also provides several index functions. <text:s/>You can use these index functions as parameters for the data retrieval function, and oFreq automatically updates the index function with each iteration of the sum loop.</text:p>
      <text:p text:style-name="P10">The index functions allow the user to develop dynamic specification for forces. <text:s/>They can also be combined with any other element of the equation of motion. <text:s/>This page lists all of the index functions avai<text:span text:style-name="T9">la</text:span>ble.</text:p>
      <text:h text:style-name="P21" text:outline-level="1">Index Functions</text:h>
      <text:h text:style-name="P22" text:outline-level="2">Body Index Functions</text:h>
      <text:p text:style-name="P11">There are two functions to use for the body index.</text:p>
      <text:h text:style-name="P24" text:outline-level="3">“body()” function</text:h>
      <text:p text:style-name="P11">When you use the Sum() function to iterate through bodies, the different body indexes are reported in the body() function. <text:s/>Use this inside the data retrieval functions for forces.</text:p>
      <text:p text:style-name="P5">The following example shows the syntax for implementing the function.</text:p>
      <text:p text:style-name="P30">body();</text:p>
      <text:h text:style-name="DocHeading3" text:outline-level="3"><text:span text:style-name="T4">“</text:span><text:span text:style-name="T5">curbody()” Function</text:span></text:h>
      <text:p text:style-name="P12">The curbody() function reports the index for the current body. <text:s/>This is the body which is currently using the motion model that created this equation of motion. <text:s/>This is especially useful in multibody situations as you really have two body indexes to to consider. <text:s/>There is the index of the body you are currently working with (found from the curbody() function). <text:s/>And then there is the index of each of the other bodies (found from the body() function).</text:p>
      <text:p text:style-name="P6">The following example shows the syntax for implementing the function.</text:p>
      <text:p text:style-name="P31">curbody();</text:p>
      <text:p text:style-name="P33"><text:soft-page-break/>Both the curbody() and body() functions do not have any error checks to prevent them matching indexes. <text:s/>They can both request a body of the same index, and frequently do in most seakeeping equations of motion. <text:s/>Use the Kronecker delta function to appropriately handle scenarios where these two functions return the same index.</text:p>
      <text:h text:style-name="P22" text:outline-level="2">Derivative Index Functions</text:h>
      <text:h text:style-name="P25" text:outline-level="3">“ord()” function</text:h>
      <text:p text:style-name="P13">The ord() function returns the value of the current order of derivative. <text:s/>This is both the order of the derivative, and the index used to store information specific to that derivative.</text:p>
      <text:p text:style-name="P7">The following example shows the syntax for implementing the function.</text:p>
      <text:p text:style-name="P32">curbody();</text:p>
      <text:h text:style-name="P22" text:outline-level="2">Variable Index Functions</text:h>
      <text:h text:style-name="P26" text:outline-level="3">“var()” Function</text:h>
      <text:p text:style-name="P14">The var() function returns the value of the current variable of motion. <text:s/>Be careful in handling summations. <text:s/>When summing terms, the var() function iterates sequentially and continuously from the minimum to the maximum variable of motion. <text:s/>Except the indexes for your variables of motion may not be continuous or sequential. <text:s/>For example, you can easily define a motion model with the following variable indexes:</text:p>
      <text:list xml:id="list1522978977" text:style-name="L1">
        <text:list-item>
          <text:p text:style-name="P15">1: <text:s/>Translation X-axis.</text:p>
        </text:list-item>
        <text:list-item>
          <text:p text:style-name="P15">5: <text:s/>Rotation Y-axis.</text:p>
        </text:list-item>
        <text:list-item>
          <text:p text:style-name="P15">3: <text:s/>Translation Z-axis.</text:p>
        </text:list-item>
        <text:list-item>
          <text:p text:style-name="P15">10: <text:s/>Custom variable of motion.</text:p>
        </text:list-item>
      </text:list>
      <text:p text:style-name="P14">The var() function would still return all the values between 1 and 10. <text:s/>The data retrieval functions have a safeguard to simply return a value of zero for any request that is beyond the data they contain. <text:s/>Just remember to include similar safeguards in any custom functions you may program.</text:p>
      <text:h text:style-name="P22" text:outline-level="2">Equation Index Functions</text:h>
      <text:p text:style-name="P11">No function is required for the index of the equation of motion. <text:s/>Remember that all your equations are defined within an equation of motion object. <text:s/>That object has the equation index set as one of its properties. <text:s/>All the data retrieval functions know this and automatically get the equation index from the equation of motion object.</text:p>
      <text:h text:style-name="P21" text:outline-level="1">Limit Functions</text:h>
      <text:p text:style-name="P16">In addition to the actual index functions, there are also functions which report the limits of iteration for each index variable.</text:p>
      <text:h text:style-name="P23" text:outline-level="2"><text:soft-page-break/>Body Limit Functions</text:h>
      <text:h text:style-name="P28" text:outline-level="3">Lower Limit Function</text:h>
      <text:p text:style-name="P16">No lower limit function is required. <text:s/>The bodies always start numbering from body 1. <text:s/>The lowest index number is always 1.</text:p>
      <text:h text:style-name="P27" text:outline-level="3"><text:span text:style-name="T3">“</text:span><text:span text:style-name="T6">maxbod()” </text:span><text:span text:style-name="T3">Upper Limit Function</text:span></text:h>
      <text:p text:style-name="P17">The maxbod() function reports the maximum index of bodies included in the analysis.</text:p>
      <text:h text:style-name="P23" text:outline-level="2">Derivative Limit Functions</text:h>
      <text:h text:style-name="P28" text:outline-level="3">Lower Limit Function</text:h>
      <text:p text:style-name="P19">No lower limit function is required. <text:s/>The derivatives always start numbering from an order of 0. <text:s/>The lowest index number is always 0.</text:p>
      <text:h text:style-name="P27" text:outline-level="3"><text:span text:style-name="T3">“</text:span><text:span text:style-name="T6">maxord()” </text:span><text:span text:style-name="T3">Upper Limit Function</text:span></text:h>
      <text:p text:style-name="P17">The maxord() function reports the maximum order of derivative included in the analysis. <text:s/>This is the maximum from all the following force types:</text:p>
      <text:list xml:id="list1375557862" text:style-name="L2">
        <text:list-item>
          <text:p text:style-name="P18">ForceReact_user()</text:p>
        </text:list-item>
        <text:list-item>
          <text:p text:style-name="P18">ForceReact_hydro()</text:p>
        </text:list-item>
        <text:list-item>
          <text:p text:style-name="P18">ForceCross_user()</text:p>
        </text:list-item>
        <text:list-item>
          <text:p text:style-name="P18">ForceCross_hydro()</text:p>
        </text:list-item>
        <text:list-item>
          <text:p text:style-name="P18">ForceMass</text:p>
        </text:list-item>
      </text:list>
      <text:h text:style-name="P23" text:outline-level="2">Variable Limit Functions</text:h>
      <text:h text:style-name="P27" text:outline-level="3"><text:span text:style-name="T3">“</text:span><text:span text:style-name="T6">minvar()” </text:span><text:span text:style-name="T3">Lower Limit Function</text:span></text:h>
      <text:p text:style-name="P9"><text:span text:style-name="T6">The minvar() function reports the lowe</text:span><text:span text:style-name="T7">r</text:span><text:span text:style-name="T6"> limit of the motion variable index. <text:s/></text:span><text:span text:style-name="T8">It does not define if the space between the min and max limit is full of continuous motion variables. <text:s/>There may be missing motion variables. <text:s/>Plan effective error handling for this situation.</text:span></text:p>
      <text:h text:style-name="P27" text:outline-level="3"><text:span text:style-name="T3">“</text:span><text:span text:style-name="T6">maxvar()” </text:span><text:span text:style-name="T3">Upper Limit Function</text:span></text:h>
      <text:p text:style-name="P8"><text:span text:style-name="T6">The maxvar() function reports the upper limit of the motion variable index. <text:s/></text:span><text:span text:style-name="T8">It does not define if the space between the min and max limit is full of continuous motion variables. <text:s/>There may be missing motion variables. <text:s/>Plan effective error handling for this situ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style:contextual-spacing="false" fo:text-indent="0in" style:auto-text-indent="false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U04-0100.0020.0004_index_functions.odt</text:file-name></text:span><text:tab/> <text:a xlink:type="simple" xlink:href="http://www.dmsonline.us/"><text:span text:style-name="MT1">www.dmsonline.us</text:span></text:a><text:tab/>Page <text:page-number text:select-page="current">3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U04-0100.0020.0004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7T08:46:26</meta:creation-date>
    <meta:editing-cycles>22</meta:editing-cycles>
    <meta:editing-duration>PT44M25S</meta:editing-duration>
    <dc:description>Description of the index functions.</dc:description>
    <dc:subject>U04-0100.0020.0004</dc:subject>
    <dc:title>Index Functions</dc:title>
    <dc:date>2014-04-27T14:16:54</dc:date>
    <meta:print-date>2014-04-27T10:02:53</meta:print-date>
    <meta:document-statistic meta:table-count="0" meta:image-count="0" meta:object-count="0" meta:page-count="3" meta:paragraph-count="57" meta:word-count="832" meta:character-count="5228" meta:non-whitespace-character-count="4438"/>
    <meta:user-defined meta:name="Info 1"/>
    <meta:user-defined meta:name="Info 2"/>
    <meta:user-defined meta:name="Info 3"/>
    <meta:user-defined meta:name="Info 4"/>
  </office:meta>
</office:document-meta>
</file>